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1a2c93" officeooo:paragraph-rsid="001a2c93" style:font-weight-asian="bold" style:font-weight-complex="bold"/>
    </style:style>
    <style:style style:name="P4" style:family="paragraph" style:parent-style-name="Standard">
      <style:paragraph-properties fo:text-align="start" style:justify-single-word="false"/>
      <style:text-properties fo:font-weight="bold" officeooo:rsid="001a2c93" officeooo:paragraph-rsid="001afba2" style:font-weight-asian="bold" style:font-weight-complex="bold"/>
    </style:style>
    <style:style style:name="P5" style:family="paragraph" style:parent-style-name="Standard">
      <style:paragraph-properties fo:text-align="start" style:justify-single-word="false"/>
      <style:text-properties fo:font-weight="bold" officeooo:rsid="001a2c93" officeooo:paragraph-rsid="001d3cf6" style:font-weight-asian="bold" style:font-weight-complex="bold"/>
    </style:style>
    <style:style style:name="P6" style:family="paragraph" style:parent-style-name="Standard">
      <style:paragraph-properties fo:text-align="start" style:justify-single-word="false"/>
      <style:text-properties fo:font-weight="bold" officeooo:rsid="001d54f7" officeooo:paragraph-rsid="001d54f7" style:font-weight-asian="bold" style:font-weight-complex="bold"/>
    </style:style>
    <style:style style:name="P7"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8" style:family="paragraph" style:parent-style-name="Standard">
      <style:paragraph-properties fo:text-align="start" style:justify-single-word="false"/>
      <style:text-properties fo:font-weight="bold" officeooo:rsid="0026d4b4" officeooo:paragraph-rsid="003883c9" style:font-weight-asian="bold" style:font-weight-complex="bold"/>
    </style:style>
    <style:style style:name="P9" style:family="paragraph" style:parent-style-name="Standard">
      <style:paragraph-properties fo:text-align="start" style:justify-single-word="false"/>
      <style:text-properties fo:font-weight="bold" officeooo:rsid="0026d4b4" officeooo:paragraph-rsid="003b27bf" style:font-weight-asian="bold" style:font-weight-complex="bold"/>
    </style:style>
    <style:style style:name="P10" style:family="paragraph" style:parent-style-name="Standard">
      <style:paragraph-properties fo:text-align="center" style:justify-single-word="false"/>
      <style:text-properties fo:font-weight="bold" officeooo:rsid="002bfa32" officeooo:paragraph-rsid="002bfa32" style:font-weight-asian="bold" style:font-weight-complex="bold"/>
    </style:style>
    <style:style style:name="P11"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start" style:justify-single-word="false"/>
      <style:text-properties fo:font-weight="normal" officeooo:paragraph-rsid="0026d4b4" style:font-weight-asian="normal" style:font-weight-complex="normal"/>
    </style:style>
    <style:style style:name="P14" style:family="paragraph" style:parent-style-name="Standard">
      <style:paragraph-properties fo:text-align="center" style:justify-single-word="false"/>
      <style:text-properties fo:font-weight="normal" style:font-weight-asian="normal" style:font-weight-complex="normal"/>
    </style:style>
    <style:style style:name="P15"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16" style:family="paragraph" style:parent-style-name="Standard">
      <style:paragraph-properties fo:text-align="start" style:justify-single-word="false"/>
      <style:text-properties officeooo:paragraph-rsid="004993f9"/>
    </style:style>
    <style:style style:name="P17" style:family="paragraph" style:parent-style-name="Standard" style:list-style-name="L1">
      <style:paragraph-properties fo:text-align="start" style:justify-single-word="false"/>
      <style:text-properties fo:font-weight="normal" style:font-weight-asian="normal" style:font-weight-complex="normal"/>
    </style:style>
    <style:style style:name="P18" style:family="paragraph" style:parent-style-name="Standard" style:list-style-name="L3">
      <style:paragraph-properties fo:text-align="start" style:justify-single-word="false"/>
      <style:text-properties fo:font-weight="normal" style:font-weight-asian="normal" style:font-weight-complex="normal"/>
    </style:style>
    <style:style style:name="P19" style:family="paragraph" style:parent-style-name="Standard" style:list-style-name="L4">
      <style:paragraph-properties fo:text-align="start" style:justify-single-word="false"/>
      <style:text-properties fo:font-weight="normal" officeooo:rsid="004993f9" officeooo:paragraph-rsid="004993f9" style:font-weight-asian="normal" style:font-weight-complex="normal"/>
    </style:style>
    <style:style style:name="P20" style:family="paragraph" style:parent-style-name="Standard" style:list-style-name="L5">
      <style:paragraph-properties fo:text-align="start" style:justify-single-word="false"/>
      <style:text-properties fo:font-weight="normal" officeooo:rsid="004993f9" officeooo:paragraph-rsid="004993f9" style:font-weight-asian="normal" style:font-weight-complex="normal"/>
    </style:style>
    <style:style style:name="P21" style:family="paragraph" style:parent-style-name="Standard" style:list-style-name="L4">
      <style:paragraph-properties fo:text-align="start" style:justify-single-word="false"/>
      <style:text-properties fo:font-weight="normal" officeooo:rsid="004ab2c0" officeooo:paragraph-rsid="004ab2c0" style:font-weight-asian="normal" style:font-weight-complex="normal"/>
    </style:style>
    <style:style style:name="P22" style:family="paragraph" style:parent-style-name="Standard">
      <style:paragraph-properties fo:text-align="start" style:justify-single-word="false"/>
      <style:text-properties fo:font-weight="normal" officeooo:rsid="0041cc9c" officeooo:paragraph-rsid="003b27bf" style:font-weight-asian="normal" style:font-weight-complex="normal"/>
    </style:style>
    <style:style style:name="P23" style:family="paragraph" style:parent-style-name="Standard">
      <style:paragraph-properties fo:text-align="start" style:justify-single-word="false"/>
      <style:text-properties fo:font-weight="normal" officeooo:rsid="003f5feb" officeooo:paragraph-rsid="003b27bf" style:font-weight-asian="normal" style:font-weight-complex="normal"/>
    </style:style>
    <style:style style:name="P24" style:family="paragraph" style:parent-style-name="Standard" style:list-style-name="L2">
      <style:paragraph-properties fo:text-align="start" style:justify-single-word="false"/>
      <style:text-properties fo:font-weight="bold" style:font-weight-asian="bold" style:font-weight-complex="bold"/>
    </style:style>
    <style:style style:name="P25" style:family="paragraph" style:parent-style-name="Standard" style:list-style-name="L2">
      <style:paragraph-properties fo:text-align="start" style:justify-single-word="false"/>
      <style:text-properties fo:font-weight="bold" officeooo:paragraph-rsid="002557c2" style:font-weight-asian="bold" style:font-weight-complex="bold"/>
    </style:style>
    <style:style style:name="P26" style:family="paragraph" style:parent-style-name="Standard" style:list-style-name="L2">
      <style:paragraph-properties fo:text-align="start" style:justify-single-word="false"/>
      <style:text-properties fo:font-weight="bold" officeooo:rsid="00202909" officeooo:paragraph-rsid="00202909" style:font-weight-asian="bold" style:font-weight-complex="bold"/>
    </style:style>
    <style:style style:name="P27" style:family="paragraph" style:parent-style-name="Standard" style:list-style-name="L2">
      <style:paragraph-properties fo:text-align="start" style:justify-single-word="false"/>
      <style:text-properties fo:font-weight="bold" officeooo:rsid="001e6ffe" officeooo:paragraph-rsid="001e6ffe" style:font-weight-asian="bold" style:font-weight-complex="bold"/>
    </style:style>
    <style:style style:name="P28" style:family="paragraph" style:parent-style-name="Standard" style:list-style-name="L2">
      <style:paragraph-properties fo:text-align="start" style:justify-single-word="false"/>
      <style:text-properties fo:font-weight="bold" officeooo:rsid="001d54f7" officeooo:paragraph-rsid="001d54f7" style:font-weight-asian="bold" style:font-weight-complex="bold"/>
    </style:style>
    <style:style style:name="P29" style:family="paragraph" style:parent-style-name="Standard" style:list-style-name="L2">
      <style:paragraph-properties fo:text-align="start" style:justify-single-word="false"/>
      <style:text-properties fo:font-weight="bold" officeooo:rsid="002557c2" officeooo:paragraph-rsid="002557c2" style:font-weight-asian="bold" style:font-weight-complex="bold"/>
    </style:style>
    <style:style style:name="P30" style:family="paragraph" style:parent-style-name="Standard" style:list-style-name="L6">
      <style:paragraph-properties fo:text-align="start" style:justify-single-word="false"/>
      <style:text-properties fo:font-weight="bold" officeooo:rsid="002d668e" officeooo:paragraph-rsid="002d668e" style:font-weight-asian="bold" style:font-weight-complex="bold"/>
    </style:style>
    <style:style style:name="P31" style:family="paragraph" style:parent-style-name="Standard" style:list-style-name="L4">
      <style:paragraph-properties fo:text-align="start" style:justify-single-word="false"/>
      <style:text-properties officeooo:rsid="004ab2c0" officeooo:paragraph-rsid="004ab2c0"/>
    </style:style>
    <style:style style:name="T1" style:family="text">
      <style:text-properties fo:font-weight="bold" style:font-weight-asian="bold" style:font-weight-complex="bold"/>
    </style:style>
    <style:style style:name="T2" style:family="text">
      <style:text-properties fo:font-weight="bold" officeooo:rsid="00202909" style:font-weight-asian="bold" style:font-weight-complex="bold"/>
    </style:style>
    <style:style style:name="T3" style:family="text">
      <style:text-properties fo:font-weight="bold" officeooo:rsid="002192e2" style:font-weight-asian="bold" style:font-weight-complex="bold"/>
    </style:style>
    <style:style style:name="T4" style:family="text">
      <style:text-properties officeooo:rsid="00202909"/>
    </style:style>
    <style:style style:name="T5" style:family="text">
      <style:text-properties officeooo:rsid="002192e2"/>
    </style:style>
    <style:style style:name="T6" style:family="text">
      <style:text-properties officeooo:rsid="002557c2"/>
    </style:style>
    <style:style style:name="T7" style:family="text">
      <style:text-properties fo:font-weight="normal" style:font-weight-asian="normal" style:font-weight-complex="normal"/>
    </style:style>
    <style:style style:name="T8" style:family="text">
      <style:text-properties fo:font-weight="normal" officeooo:rsid="002f5ee5" style:font-weight-asian="normal" style:font-weight-complex="normal"/>
    </style:style>
    <style:style style:name="T9" style:family="text">
      <style:text-properties fo:font-weight="normal" officeooo:rsid="002fd9ce" style:font-weight-asian="normal" style:font-weight-complex="normal"/>
    </style:style>
    <style:style style:name="T10" style:family="text">
      <style:text-properties fo:font-weight="normal" officeooo:rsid="00317161" style:font-weight-asian="normal" style:font-weight-complex="normal"/>
    </style:style>
    <style:style style:name="T11" style:family="text">
      <style:text-properties fo:font-weight="normal" officeooo:rsid="0032bcee" style:font-weight-asian="normal" style:font-weight-complex="normal"/>
    </style:style>
    <style:style style:name="T12" style:family="text">
      <style:text-properties fo:font-weight="normal" officeooo:rsid="003539bf" style:font-weight-asian="normal" style:font-weight-complex="normal"/>
    </style:style>
    <style:style style:name="T13" style:family="text">
      <style:text-properties fo:font-weight="normal" officeooo:rsid="0035e1ee" style:font-weight-asian="normal" style:font-weight-complex="normal"/>
    </style:style>
    <style:style style:name="T14" style:family="text">
      <style:text-properties fo:font-weight="normal" officeooo:rsid="0037001e" style:font-weight-asian="normal" style:font-weight-complex="normal"/>
    </style:style>
    <style:style style:name="T15" style:family="text">
      <style:text-properties fo:font-weight="normal" officeooo:rsid="003883c9" style:font-weight-asian="normal" style:font-weight-complex="normal"/>
    </style:style>
    <style:style style:name="T16" style:family="text">
      <style:text-properties fo:font-weight="normal" officeooo:rsid="003b27bf" style:font-weight-asian="normal" style:font-weight-complex="normal"/>
    </style:style>
    <style:style style:name="T17" style:family="text">
      <style:text-properties fo:font-weight="normal" officeooo:rsid="003b7e49" style:font-weight-asian="normal" style:font-weight-complex="normal"/>
    </style:style>
    <style:style style:name="T18" style:family="text">
      <style:text-properties fo:font-weight="normal" officeooo:rsid="003c9b47" style:font-weight-asian="normal" style:font-weight-complex="normal"/>
    </style:style>
    <style:style style:name="T19" style:family="text">
      <style:text-properties fo:font-weight="normal" officeooo:rsid="003df127" style:font-weight-asian="normal" style:font-weight-complex="normal"/>
    </style:style>
    <style:style style:name="T20" style:family="text">
      <style:text-properties fo:font-weight="normal" officeooo:rsid="003f57ee" style:font-weight-asian="normal" style:font-weight-complex="normal"/>
    </style:style>
    <style:style style:name="T21" style:family="text">
      <style:text-properties fo:font-weight="normal" officeooo:rsid="003f5feb" style:font-weight-asian="normal" style:font-weight-complex="normal"/>
    </style:style>
    <style:style style:name="T22" style:family="text">
      <style:text-properties fo:font-weight="normal" officeooo:rsid="00413abc" style:font-weight-asian="normal" style:font-weight-complex="normal"/>
    </style:style>
    <style:style style:name="T23" style:family="text">
      <style:text-properties fo:font-weight="normal" officeooo:rsid="0041cc9c" style:font-weight-asian="normal" style:font-weight-complex="normal"/>
    </style:style>
    <style:style style:name="T24" style:family="text">
      <style:text-properties fo:font-weight="normal" officeooo:rsid="0042f6d3" style:font-weight-asian="normal" style:font-weight-complex="normal"/>
    </style:style>
    <style:style style:name="T25" style:family="text">
      <style:text-properties fo:font-weight="normal" officeooo:rsid="00439323" style:font-weight-asian="normal" style:font-weight-complex="normal"/>
    </style:style>
    <style:style style:name="T26" style:family="text">
      <style:text-properties fo:font-weight="normal" officeooo:rsid="0043f0c9" style:font-weight-asian="normal" style:font-weight-complex="normal"/>
    </style:style>
    <style:style style:name="T27" style:family="text">
      <style:text-properties fo:font-weight="normal" officeooo:rsid="00474778" style:font-weight-asian="normal" style:font-weight-complex="normal"/>
    </style:style>
    <style:style style:name="T28" style:family="text">
      <style:text-properties fo:font-weight="normal" officeooo:rsid="004859b6" style:font-weight-asian="normal" style:font-weight-complex="normal"/>
    </style:style>
    <style:style style:name="T29" style:family="text">
      <style:text-properties fo:font-weight="normal" officeooo:rsid="004993f9" style:font-weight-asian="normal" style:font-weight-complex="normal"/>
    </style:style>
    <style:style style:name="T30" style:family="text">
      <style:text-properties officeooo:rsid="00413abc"/>
    </style:style>
    <style:style style:name="T31" style:family="text">
      <style:text-properties officeooo:rsid="004e06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kt i implementacja aplikacji internetowej wspomagającej przeprowadzki z wykorzystaniem narzędzi języka Python</text:p>
      <text:p text:style-name="P1"/>
      <text:p text:style-name="P2">Streszczenie</text:p>
      <text:p text:style-name="P12"><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2"><text:tab/>W niniejszej pracy zawarty jest przegląd podobnych serwisów internetowych lub aplikacji mobilnych oraz specyfikację wykorzystanych technologii oraz języków programowania.</text:p>
      <text:p text:style-name="P12"><text:tab/>Projekt został szczegółowo zilustrowany w postaci wykresów oraz diagramów, a implementacja została przedstawiona poprzez kody źródłowe oraz zrzuty ekranów poszczególnych funkcjonalności.</text:p>
      <text:p text:style-name="P12"/>
      <text:p text:style-name="P2">Słowa kluczowe:</text:p>
      <text:list xml:id="list1856694347" text:style-name="L1">
        <text:list-item>
          <text:p text:style-name="P17">Aplikacja internetowa</text:p>
        </text:list-item>
        <text:list-item>
          <text:p text:style-name="P17">Python</text:p>
        </text:list-item>
        <text:list-item>
          <text:p text:style-name="P17">Django</text:p>
        </text:list-item>
        <text:list-item>
          <text:p text:style-name="P17">Bootstrap</text:p>
        </text:list-item>
        <text:list-item>
          <text:p text:style-name="P17">SQLite</text:p>
        </text:list-item>
        <text:list-item>
          <text:p text:style-name="P17">Google Maps<text:tab/></text:p>
        </text:list-item>
      </text:list>
      <text:p text:style-name="P12"/>
      <text:p text:style-name="P14"/>
      <text:p text:style-name="P14"/>
      <text:p text:style-name="P1">Project and implementation of relocation supporting web application<text:line-break/>using Python language utilities</text:p>
      <text:p text:style-name="P1"/>
      <text:p text:style-name="P2">Summary</text:p>
      <text:p text:style-name="P12"><text:tab/>Purpose of my (thesis) is development of relocation supporting project system and it's implementation in form of web application. System afford management user or removal companies accounts, advert management as well advanced search engine based on wide user preferences.</text:p>
      <text:p text:style-name="P12"><text:tab/>Present work contains review of similar web services and mobile app and specification of used technologies and programming languages.</text:p>
      <text:p text:style-name="P12"><text:tab/>Project was detailed ilustrated in the form of charts and diagrams and implementation was presented by source codes and screenshoots each functionalities.</text:p>
      <text:p text:style-name="P12"/>
      <text:p text:style-name="P2">Keywords:</text:p>
      <text:list xml:id="list211824335193041" text:continue-numbering="true" text:style-name="L1">
        <text:list-item>
          <text:p text:style-name="P17">Web application</text:p>
        </text:list-item>
        <text:list-item>
          <text:p text:style-name="P17">Python</text:p>
        </text:list-item>
        <text:list-item>
          <text:p text:style-name="P17">Django</text:p>
        </text:list-item>
        <text:list-item>
          <text:p text:style-name="P17">Bootstrap</text:p>
        </text:list-item>
        <text:list-item>
          <text:p text:style-name="P17">SQLite</text:p>
        </text:list-item>
        <text:list-item>
          <text:p text:style-name="P17">Google Maps<text:tab/></text:p>
        </text:list-item>
      </text:list>
      <text:p text:style-name="P12"/>
      <text:p text:style-name="P12"/>
      <text:p text:style-name="P12"/>
      <text:p text:style-name="P12"/>
      <text:p text:style-name="P12"/>
      <text:p text:style-name="P12"/>
      <text:p text:style-name="P12"/>
      <text:p text:style-name="P12"/>
      <text:p text:style-name="P2"/>
      <text:p text:style-name="P2"><text:soft-page-break/>SPIS TREŚCI:</text:p>
      <text:list xml:id="list2228125008" text:style-name="L2">
        <text:list-item>
          <text:p text:style-name="P24">WSTĘP</text:p>
          <text:p text:style-name="P24"/>
        </text:list-item>
        <text:list-item>
          <text:p text:style-name="P26">CHARAKTERYSTYKA APLIKACJI INTERNETOWYCH STWORZONYCH ZA POMOCĄ NARZĘDZI JĘZYKA PYTHON</text:p>
          <text:p text:style-name="P27">2.1.<text:tab/>NOWOCZESNE APLIKACJE INTERNETOWE</text:p>
          <text:p text:style-name="P27">2.2.<text:tab/><text:span text:style-name="T4">POPULARNE </text:span>APLIKACJE INTERNETOWE <text:span text:style-name="T4">NAPISANE W JĘZYKU <text:tab/>PYTHON</text:span></text:p>
          <text:p text:style-name="P26">2.3.<text:tab/>APLIKACJE INTERNETOWE WYKORZYSTYWANE PRZY <text:tab/>PRZEPROWADZKACH</text:p>
          <text:p text:style-name="P26"/>
        </text:list-item>
        <text:list-item>
          <text:p text:style-name="P24">CHARAKTERYSTYKA <text:span text:style-name="T5">PROCESU PRZEPROWADZKI</text:span></text:p>
          <text:p text:style-name="P24"/>
        </text:list-item>
        <text:list-item>
          <text:p text:style-name="P25">PROJEKT APLIKACJI</text:p>
        </text:list-item>
      </text:list>
      <text:p text:style-name="P3"><text:tab/>4.1.<text:tab/><text:span text:style-name="T6">SPECYFIKACJA WYMAGAŃ APLIKACJI</text:span></text:p>
      <text:p text:style-name="P4"><text:tab/>4.2.<text:tab/><text:span text:style-name="T6">ARCHITEKTURA APLIKACJI</text:span></text:p>
      <text:p text:style-name="P5"/>
      <text:list xml:id="list211822957069531" text:continue-numbering="true" text:style-name="L2">
        <text:list-item>
          <text:p text:style-name="P24">IMPLEMENTACJA <text:span text:style-name="T5">APLIKACJI</text:span></text:p>
          <text:p text:style-name="P28">5.1. <text:tab/>OPIS <text:span text:style-name="T6">WYKORZYSTANYCH</text:span> TECHNOLOGII</text:p>
          <text:p text:style-name="P28">5.2.<text:tab/>OPIS INTERFEJSU UŻYTKOWNIKA</text:p>
          <text:p text:style-name="P29">5.3<text:tab/>----------------------------------------------------</text:p>
        </text:list-item>
      </text:list>
      <text:p text:style-name="P6"/>
      <text:list xml:id="list211824119527300" text:continue-numbering="true" text:style-name="L2">
        <text:list-item>
          <text:p text:style-name="P24">TEST<text:span text:style-name="T5">Y APLIKACJI</text:span></text:p>
          <text:p text:style-name="P24"/>
        </text:list-item>
        <text:list-item>
          <text:p text:style-name="P24">PODSUMOWANIE</text:p>
        </text:list-item>
      </text:list>
      <text:p text:style-name="P2"/>
      <text:list xml:id="list211822703557912" text:continue-numbering="true" text:style-name="L2">
        <text:list-item>
          <text:p text:style-name="P24">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WSTĘP</text:p>
      <text:p text:style-name="P12"><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2"><text:tab/>W niniejszej pracy zawarty jest przegląd podobnych serwisów internetowych lub aplikacji mobilnych oraz specyfikację wykorzystanych technologii oraz języków programowania.</text:p>
      <text:p text:style-name="P12"><text:tab/>Projekt został szczegółowo zilustrowany w postaci wykresów oraz diagramów, a implementacja została przedstawiona poprzez kody źródłowe oraz zrzuty ekranów poszczególnych funkcjonalności.</text:p>
      <text:p text:style-name="P13"><text:tab/>Dokument ten składa się z siedmiu rozdziałów przedstawiających najważniejsze aspekty pracy. We wstępie przedstawiony jest cel pracy oraz krótki opis poszczególnych rozdziałów. W rozdziale drugim pt. "<text:span text:style-name="T2">CHARAKTERYSTYKA APLIKACJI INTERNETOWYCH STWORZONYCH ZA POMOCĄ NARZĘDZI JĘZYKA PYTHON</text:span>" przedstawiony został przegląd aplikacji internetowych przy których tworzeniu wykorzystane zostały biblioteki oraz dostępne Frameworki języka Python z którtkim opisem wad i zalet korzystania z tych technologii. Następny rozdział zatytułowany "<text:span text:style-name="T1">CHARAKTERYSTYKA </text:span><text:span text:style-name="T3">PROCESU PRZEPROWADZKI</text:span>" zawiera opis zagadnień związanych z procesem przeprowadzek oraz niewielki przegląd podobnych, dostępnych na rynku rozwiązań. Rozdział numer cztery "<text:span text:style-name="T1">PROJEKT APLIKACJI</text:span>" zawiera opis wymagań projektu, opis procesów biznesowych, diagramy klas, diagramy przypadków użycia oraz strukturę interfejsu. Rozdział ten zawiera również opis wykorzystanej architektury aplikacji i wykorzystywanych narzędzi do tworzenia aplikacji. Kolejny rodział "<text:span text:style-name="T1">IMPLEMENTACJA </text:span><text:span text:style-name="T3">APLIKACJI</text:span>" zawiera opis modułów systemu wraz z kodami źródłowymi i zrzutami ekranu przedstawiającymi dane funkcjonalności. W tej części pracy zawarty jest również opis interfejsu użytkownika oraz opis REST API serwera. Rozdział szósty poświęcony został opisowi testów systemu wykonanych na podstawie przypadków testowych. Ostatni, siódmy rozdział zawiera podsumowanie pracy.</text:p>
      <text:p text:style-name="P12"/>
      <text:p text:style-name="P12">Dana aplikacja będzie realizowana z wykorzystaniem poniższych narzędzi:</text:p>
      <text:list xml:id="list3354188219" text:style-name="L3">
        <text:list-item>
          <text:p text:style-name="P18">Python w wersji 3.7.3</text:p>
        </text:list-item>
        <text:list-item>
          <text:p text:style-name="P18">Django w wersji 2.2.3</text:p>
        </text:list-item>
        <text:list-item>
          <text:p text:style-name="P18">HTML 5</text:p>
        </text:list-item>
        <text:list-item>
          <text:p text:style-name="P18">CSS 3</text:p>
        </text:list-item>
        <text:list-item>
          <text:p text:style-name="P18">SQLite3</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oft-page-break/>2. CHARAKTERYSTYKA WYBRACNYCH APLIKACJI INTERNETOWYCH WYKONANYCH Z WYKORZYSTANIEM JĘZYKA PYTHON<text:line-break/></text:p>
      <text:p text:style-name="P7">2.1. Nowoczesne aplikacje internetowe</text:p>
      <text:p text:style-name="P7"><text:a xlink:type="simple" xlink:href="https://docs.microsoft.com/pl-pl/dotnet/architecture/modern-web-apps-azure/modern-web-applications-characteristics" text:style-name="Internet_20_link" text:visited-style-name="Visited_20_Internet_20_Link">https://docs.microsoft.com/pl-pl/dotnet/architecture/modern-web-apps-azure/modern-web-applications-characteristics</text:a></text:p>
      <text:p text:style-name="P7"><text:a xlink:type="simple" xlink:href="https://bravoka.io/articles/modern-web-application-frameworks/" text:style-name="Internet_20_link" text:visited-style-name="Visited_20_Internet_20_Link">https://bravoka.io/articles/modern-web-application-frameworks/</text:a></text:p>
      <text:p text:style-name="P8"><text:tab/><text:span text:style-name="T8">W dzisiejszych </text:span><text:span text:style-name="T14">czasach, wraz z rozwojem technologii rosną w </text:span><text:span text:style-name="T15">równie szybkim tempie oczekiwania wobec rozwiązań tworzonych z ich pomocą. Co za tym idzie </text:span><text:span text:style-name="T8">wórcy aplikacji internetowych stoją przed nielada wyzwaniem, bowiem </text:span><text:span text:style-name="T9">produkty przez nich tworzone muszą spełniać bardzo wysoki poziom oczekiwania użytkoników i wymagania większe niż kiedykolwiek wcześniej. </text:span></text:p>
      <text:p text:style-name="P9"><text:span text:style-name="T9"><text:tab/>Oczekuje się że dzisiejsze aplikacje sieci Web będą dostępne całodobowo, </text:span><text:span text:style-name="T16">bez przerwy</text:span><text:span text:style-name="T9"> siedem dni w tygodniu, dostępne będą z każdego miejsca na świecie, oraz korzystać z nich można z większoś</text:span><text:span text:style-name="T16">c</text:span><text:span text:style-name="T9">i urządzeń </text:span><text:span text:style-name="T17">posiadających</text:span><text:span text:style-name="T9"> dostęp do internetu, niezależnie od oprogramowania urządzenia </text:span><text:span text:style-name="T16">(wieloplatformowość) </text:span><text:span text:style-name="T9">czy rozmiaru ekranu na którym aplikacja jest wyświetlan</text:span><text:span text:style-name="T17">a (responywność)</text:span><text:span text:style-name="T9">. <text:s/></text:span><text:span text:style-name="T10">Obecnie gdy wzrasta wartość cyfrowych danych </text:span><text:span text:style-name="T11">które stają się nową walutą w biznesie </text:span><text:span text:style-name="T12">stawia się duży nacisk na bezpieczeństwo aplikacji sieciowych, a szczególnie tych które przetwarzają dane osobowe czy finansowe klienta lub użytkownika. Osoba korzystająca z usług musi mieć poczucie bezpieczeństwa oraz zaufanie do twórców aplikacji iż poufne będą zaszyfrowane i przechowywane w bezpiecznym miejs</text:span><text:span text:style-name="T13">u.</text:span></text:p>
      <text:p text:style-name="P16"><text:span text:style-name="T18"><text:tab/>Tradycyjne podejście w tworzeniu aplikacji webowych zakłada </text:span><text:span text:style-name="T19">niewielką ilość funkcjonalności</text:span><text:span text:style-name="T18"> po stronie klienta </text:span><text:span text:style-name="T19">ale zamiast tego </text:span><text:span text:style-name="T20">wszystkie funk</text:span><text:span text:style-name="T21">c</text:span><text:span text:style-name="T20">jonalności związane z nawigowaniem po stronach, zapytaniach do bazy czy całej logiki oddelegowane są na serwer aplikacji. </text:span><text:span text:style-name="T21">Każda operacja wykonana przez użytkownika zostanie przetłumaczona na nowe żądanie sieci a wynikiem tej operacji jest </text:span><text:span text:style-name="T22">nowo załadowana strona internetowa. Aplikacje tworzone według tego podejścia najczęściej tworzone w oparciu o architekturę MVC (</text:span><text:span text:style-name="T30">M</text:span><text:span text:style-name="T22">odel </text:span><text:span text:style-name="T30">V</text:span><text:span text:style-name="T22">iew </text:span><text:span text:style-name="T30">C</text:span><text:span text:style-name="T22">ontroller) </text:span><text:span text:style-name="T23">gdzie każde nowe żądanie odpowiada operacji kontrolera, który przy współpracy z modelem zwraca widok przetwarzany do użytkownika. </text:span><text:span text:style-name="T29">Tradycyjne aplikacje wykorzystują na serwerach biblioteki takie jak:</text:span></text:p>
      <text:list xml:id="list2388965827" text:style-name="L4">
        <text:list-item>
          <text:p text:style-name="P19">Spring(Java)</text:p>
        </text:list-item>
        <text:list-item>
          <text:p text:style-name="P19">Django(Python) </text:p>
        </text:list-item>
        <text:list-item>
          <text:p text:style-name="P19">ASP.NET (C#).</text:p>
        </text:list-item>
        <text:list-item>
          <text:p text:style-name="P31"><text:span text:style-name="T29">R</text:span><text:span text:style-name="T7">uby on Rails (Ruby)</text:span></text:p>
        </text:list-item>
        <text:list-item>
          <text:p text:style-name="P21">Laravel (PHP<text:span text:style-name="T31">)</text:span></text:p>
          <text:p text:style-name="P19"/>
        </text:list-item>
      </text:list>
      <text:p text:style-name="P9"><text:span text:style-name="T23"><text:tab/>Akutalnie nowoczesne aplikacje tworzone są w myśli aplikacji jednostronicowych (SPA – single page application). Wykonują one większość logiki interfejsu użytkownika w przeglądarce internetowej, </text:span><text:span text:style-name="T24">mogą wykonywać rozbudowane funkcje po stronie klienta które nie wymagają ponownego załadowania strony kiedy użytkownik podejmuje działania lub przemieszcza się pomiędzy obszarami aplikacji. Aplikacje SPA ładują się </text:span><text:span text:style-name="T25">szybciej, pobierają</text:span><text:span text:style-name="T26"> </text:span><text:span text:style-name="T27">oraz wykorzystują </text:span><text:span text:style-name="T26">dane w tl</text:span><text:span text:style-name="T27">e. Interakcje użytkownika są bardziej płynne oraz responsywane, ponieważ funkcjonalności serwisu odciążone są od serwera aplikacji.</text:span><text:span text:style-name="T28"> <text:s/>Taki typ aplikacji umożliwia obsługiwać zaawansowane <text:s/>funkcjonalności jak zapisywanie formularzy bez konieczności ich zapisywania czy przeciąganie i upuszczanie które znacznie ułatwiają korzystanie z aplikacji. </text:span><text:span text:style-name="T29">Tworzenie nowoczesnych, jednostronicowych aplikacji jest możliwe z wykorzystaniem bibliotek języka JavaScript, takich jak:</text:span></text:p>
      <text:list xml:id="list3779804527" text:style-name="L5">
        <text:list-item>
          <text:p text:style-name="P20">Angular</text:p>
        </text:list-item>
        <text:list-item>
          <text:p text:style-name="P20">React JS</text:p>
        </text:list-item>
        <text:list-item>
          <text:p text:style-name="P20">Node.js</text:p>
        </text:list-item>
        <text:list-item>
          <text:p text:style-name="P20">Vue.js</text:p>
        </text:list-item>
      </text:list>
      <text:p text:style-name="P22"/>
      <text:p text:style-name="P23"/>
      <text:p text:style-name="P23"><text:soft-page-break/></text:p>
      <text:p text:style-name="P7">2.2. Popularne aplikacje internetowe napisane w języku Python</text:p>
      <text:p text:style-name="P7"><text:a xlink:type="simple" xlink:href="https://learn.onemonth.com/10-famous-websites-built-using-python/" text:style-name="Internet_20_link" text:visited-style-name="Visited_20_Internet_20_Link">https://learn.onemonth.com/10-famous-websites-built-using-python/</text:a> </text:p>
      <text:p text:style-name="P7"><text:a xlink:type="simple" xlink:href="http://madeyski.e-informatyka.pl/download/19.pdf" text:style-name="Internet_20_link" text:visited-style-name="Visited_20_Internet_20_Link">http://madeyski.e-informatyka.pl/download/19.pdf</text:a></text:p>
      <text:p text:style-name="P7"/>
      <text:p text:style-name="P7">2.3. Aplikacje internetowe wykorzystywane przy przeprowadzkach</text:p>
      <text:p text:style-name="P7"><text:a xlink:type="simple" xlink:href="https://www.nieruchomosci-online.pl/" text:style-name="Internet_20_link" text:visited-style-name="Visited_20_Internet_20_Link">https://www.nieruchomosci-online.pl/</text:a></text:p>
      <text:p text:style-name="P7"><text:a xlink:type="simple" xlink:href="https://www.otodom.pl/" text:style-name="Internet_20_link" text:visited-style-name="Visited_20_Internet_20_Link">https://www.otodom.pl/</text:a><text:a xlink:type="simple" xlink:href="https://www.otodom.pl/#" text:style-name="Internet_20_link" text:visited-style-name="Visited_20_Internet_20_Link">#</text:a></text:p>
      <text:p text:style-name="P7"><text:a xlink:type="simple" xlink:href="https://www.olx.pl/" text:style-name="Internet_20_link" text:visited-style-name="Visited_20_Internet_20_Link">https://www.olx.pl/</text:a></text:p>
      <text:p text:style-name="P7"><text:a xlink:type="simple" xlink:href="http://www.aleprzeprowadzki.pl/" text:style-name="Internet_20_link" text:visited-style-name="Visited_20_Internet_20_Link">http://www.aleprzeprowadzki.pl/</text:a></text:p>
      <text:p text:style-name="P15"><text:a xlink:type="simple" xlink:href="http://cennik-przeprowadzek.pl/" text:style-name="Internet_20_link" text:visited-style-name="Visited_20_Internet_20_Link">http://cennik-przeprowadzek.pl/</text:a></text:p>
      <text:p text:style-name="P15"><text:a xlink:type="simple" xlink:href="https://fixly.pl/" text:style-name="Internet_20_link" text:visited-style-name="Visited_20_Internet_20_Link">https://fixly.pl</text:a></text:p>
      <text:p text:style-name="P15"/>
      <text:p text:style-name="P10">3. CHARAKTERYSTYKA PROCESU PRZEPROWADZKI</text:p>
      <text:p text:style-name="P10"/>
      <text:p text:style-name="P11">2.1 Pojęcia</text:p>
      <text:list xml:id="list526948337" text:style-name="L6">
        <text:list-item>
          <text:p text:style-name="P30">Proces przeprowadzki</text:p>
        </text:list-item>
        <text:list-item>
          <text:p text:style-name="P30">Mieszkania</text:p>
          <text:list>
            <text:list-item>
              <text:p text:style-name="P30">Rodzaje nieruchomości</text:p>
            </text:list-item>
            <text:list-item>
              <text:p text:style-name="P30">Typy umów </text:p>
              <text:list>
                <text:list-item>
                  <text:p text:style-name="P30">wynajem</text:p>
                </text:list-item>
                <text:list-item>
                  <text:p text:style-name="P30">sprzedaż</text:p>
                </text:list-item>
              </text:list>
            </text:list-item>
          </text:list>
        </text:list-item>
        <text:list-item>
          <text:p text:style-name="P30">Firmy przeprowadzkowe</text:p>
        </text:list-item>
      </text:list>
      <text:p text:style-name="P11">2.2. Przeprowadzki w polsce</text:p>
      <text:p text:style-name="P11">2.3. Przeprowadzki na świecie</text:p>
      <text:p text:style-name="P11">2.4 <text:s/>Rynek nieruchomości w Polsce</text:p>
      <text:p text:style-name="P11"/>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2M54S</meta:editing-duration>
    <meta:editing-cycles>64</meta:editing-cycles>
    <meta:generator>LibreOffice/6.2.8.2$Linux_X86_64 LibreOffice_project/20$Build-2</meta:generator>
    <dc:date>2019-11-26T21:18:22.259461880</dc:date>
    <meta:document-statistic meta:table-count="0" meta:image-count="0" meta:object-count="0" meta:page-count="5" meta:paragraph-count="93" meta:word-count="997" meta:character-count="8252" meta:non-whitespace-character-count="7356"/>
    <meta:user-defined meta:name="Info 1"/>
    <meta:user-defined meta:name="Info 2"/>
    <meta:user-defined meta:name="Info 3"/>
    <meta:user-defined meta:name="Info 4"/>
  </office:meta>
</office:document-meta>
</file>